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d3d45" officeooo:paragraph-rsid="000d3d45"/>
    </style:style>
    <style:style style:name="P7" style:family="paragraph" style:parent-style-name="Heading_20_2">
      <style:text-properties style:use-window-font-color="true" loext:opacity="0%" style:font-name="Arial" fo:font-size="10pt" fo:language="en" fo:country="US" fo:font-weight="bold" officeooo:rsid="000d3d45" officeooo:paragraph-rsid="000d3d45" style:font-name-asian="Times New Roman" style:font-size-asian="10pt" style:font-weight-asian="bold" style:font-name-complex="Arial" style:font-size-complex="10pt" style:language-complex="ar" style:country-complex="SA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 style:list-style-name="WW8Num7">
      <style:text-properties officeooo:rsid="000d3d45" officeooo:paragraph-rsid="000d3d45"/>
    </style:style>
    <style:style style:name="P12" style:family="paragraph" style:parent-style-name="Text_20_body">
      <style:text-properties style:use-window-font-color="true" loext:opacity="0%" style:font-name="Times New Roman" fo:font-size="10pt" fo:language="en" fo:country="US" officeooo:rsid="000d3d45" officeooo:paragraph-rsid="000d3d45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 style:list-style-name="WW8Num2">
      <style:text-properties style:use-window-font-color="true" loext:opacity="0%" style:font-name="Times New Roman" fo:font-size="10pt" fo:language="en" fo:country="US" officeooo:rsid="000d3d45" officeooo:paragraph-rsid="000d3d45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Times New Roman" fo:font-size="10pt" fo:language="en" fo:country="US" officeooo:rsid="000d3d45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style:use-window-font-color="true" loext:opacity="0%" style:font-name="Arial" fo:font-size="16pt" fo:language="en" fo:country="US" fo:font-weight="bold" officeooo:rsid="000d3d45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6" style:family="text">
      <style:text-properties officeooo:rsid="000d3d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4">Sistema de propostas de aluguel</text:span><text:line-break/>Use-Case: <text:span text:style-name="T5">Fazer <text:s/>proposta para um imóvel </text:span></text:h>
      <text:h text:style-name="Heading_20_1" text:outline-level="1">Brief Description</text:h>
      <text:p text:style-name="P12">Nesse caso o locatário poderá fazer uma proposta para imóvel específico.</text:p>
      <text:h text:style-name="Heading_20_1" text:outline-level="1">Actor Brief Descriptions</text:h>
      <text:h text:style-name="P7" text:outline-level="2">Locatário</text:h>
      <text:h text:style-name="Heading_20_1" text:outline-level="1">Preconditions</text:h>
      <text:p text:style-name="P12">Estar autenticado</text:p>
      <text:p text:style-name="P12">O sistema pelo menos um imóvel cadastrado.</text:p>
      <text:h text:style-name="Heading_20_1" text:outline-level="1">Basic Flow of Events</text:h>
      <text:list xml:id="list1157794879" text:style-name="WW8Num7">
        <text:list-item>
          <text:p text:style-name="P11">O ator seleciona a opção de fazer proposta na área de detalhamento de um imóvel</text:p>
        </text:list-item>
        <text:list-item>
          <text:p text:style-name="P11">O ator insere os dados para fazer uma nova proposta(inserir dados aqui)</text:p>
        </text:list-item>
        <text:list-item>
          <text:p text:style-name="P11">O sistema verifica se os dados são válidos</text:p>
        </text:list-item>
        <text:list-item>
          <text:p text:style-name="P11">O sistema cadastra uma nova proposta vinculada ao imóvel específico.</text:p>
        </text:list-item>
        <text:list-item>
          <text:p text:style-name="P11">O sistema alerta o ator que a proposta foi criada com sucesso</text:p>
        </text:list-item>
      </text:list>
      <text:h text:style-name="Heading_20_1" text:outline-level="1">Alternative Flows</text:h>
      <text:h text:style-name="P6" text:outline-level="2">Caso alguma informação inserida esteja errada</text:h>
      <text:p text:style-name="Text_20_body"><text:span text:style-name="T3">Se alguma das informações inserida estiver errada. </text:span><text:s/></text:p>
      <text:list xml:id="list284357304" text:style-name="WW8Num2">
        <text:list-item>
          <text:p text:style-name="P13">O sistema alerta o ator qual informação esta errada</text:p>
        </text:list-item>
        <text:list-item>
          <text:p text:style-name="P13">Segue para o evento 2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P6" text:outline-level="2">O sistema envia um e-mail para o proprietário do imóvel avisando que uma nova proposta foi criada para o seu imóvel.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3d45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Fazer proposta para um imóvel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3:20:10.319043051</dc:date>
    <meta:editing-cycles>4</meta:editing-cycles>
    <meta:editing-duration>PT10M50S</meta:editing-duration>
    <meta:generator>LibreOffice/7.1.2.2$Linux_X86_64 LibreOffice_project/10$Build-2</meta:generator>
    <meta:document-statistic meta:table-count="2" meta:image-count="0" meta:object-count="0" meta:page-count="1" meta:paragraph-count="27" meta:word-count="190" meta:character-count="1106" meta:non-whitespace-character-count="957"/>
  </office:meta>
</office:document-meta>
</file>